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60D00000051144D06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ranssi-notes">
      <style:graphic-properties draw:stroke="none" draw:fill="none" draw:fill-color="#ffffff" draw:auto-grow-height="true" fo:min-height="11.429cm"/>
    </style:style>
    <style:style style:name="pr2" style:family="presentation" style:parent-style-name="oranssi-title">
      <style:graphic-properties fo:min-height="7.725cm"/>
    </style:style>
    <style:style style:name="pr3" style:family="presentation" style:parent-style-name="oranssi-notes">
      <style:graphic-properties draw:fill-color="#ffffff" draw:auto-grow-height="true" fo:min-height="11.429cm"/>
    </style:style>
    <style:style style:name="pr4" style:family="presentation" style:parent-style-name="oranssi-title">
      <style:graphic-properties fo:min-height="3.506cm"/>
    </style:style>
    <style:style style:name="pr5" style:family="presentation" style:parent-style-name="oranssi-outline1">
      <style:graphic-properties fo:min-height="13.85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nfidential</presentation:footer-decl>
      <draw:page draw:name="page1" draw:style-name="dp1" draw:master-page-name="oranssi" presentation:presentation-page-layout-name="AL1T1" presentation:use-footer-name="ftr1">
        <office:forms form:automatic-focus="false" form:apply-design-mode="false"/>
        <presentation:notes draw:style-name="dp2">
          <draw:page-thumbnail draw:style-name="gr1" draw:layer="layout" svg:width="13.476cm" svg:height="9.523cm" svg:x="2.786cm" svg:y="1.93cm" draw:page-number="1" presentation:class="page"/>
          <draw:frame presentation:style-name="pr1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 presentation:use-footer-name="ftr1">
        <office:forms form:automatic-focus="false" form:apply-design-mode="false"/>
        <draw:frame presentation:style-name="pr2" draw:layer="layout" svg:width="26.058cm" svg:height="7.725cm" svg:x="0.971cm" svg:y="6.638cm" presentation:class="title" presentation:user-transformed="true">
          <draw:text-box>
            <text:p>Latar Belakang</text:p>
          </draw:text-box>
        </draw:frame>
        <presentation:notes draw:style-name="dp2">
          <draw:page-thumbnail draw:style-name="gr1" draw:layer="layout" svg:width="13.476cm" svg:height="9.523cm" svg:x="2.786cm" svg:y="1.93cm" draw:page-number="2" presentation:class="page"/>
          <draw:frame presentation:style-name="pr3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atar Belaka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enceritakan proses </text:p>
              </text:list-item>
            </text:list>
          </draw:text-box>
        </draw:frame>
        <presentation:notes draw:style-name="dp2">
          <draw:page-thumbnail draw:style-name="gr1" draw:layer="layout" svg:width="13.476cm" svg:height="9.523cm" svg:x="2.786cm" svg:y="1.93cm" draw:page-number="3" presentation:class="page"/>
          <draw:frame presentation:style-name="pr3" draw:layer="layout" svg:width="15.239cm" svg:height="11.429cm" svg:x="1.904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cccccc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33333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style-name="obyčejné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75cm"/>
            <style:text-properties fo:font-family="StarSymbol" style:font-charset="x-symbol" fo:color="#333333" fo:font-size="100%"/>
          </text:list-level-style-bullet>
          <text:list-level-style-bullet text:level="2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.952cm" fo:margin-right="0cm" fo:margin-top="0cm" fo:margin-bottom="0cm" fo:line-height="150%" fo:text-align="start" fo:text-indent="-0.952cm" style:punctuation-wrap="hanging" style:line-break="strict" style:writing-mode="lr-tb" style:font-independent-line-spacing="true">
        <style:tab-stops/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draw:textarea-horizontal-align="left" draw:textarea-vertical-align="top"/>
      <style:paragraph-properties fo:margin-left="2.063cm" fo:margin-right="0cm" fo:margin-top="0cm" fo:margin-bottom="0cm" fo:line-height="150%" fo:text-align="start" fo:text-indent="-0.793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graphic-properties draw:textarea-horizontal-align="left" draw:textarea-vertical-align="top"/>
      <style:paragraph-properties fo:margin-left="3.175cm" fo:margin-right="0cm" fo:margin-top="0cm" fo:margin-bottom="0cm" fo:line-height="150%" fo:text-align="start" fo:text-indent="-0.635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305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'Gill Sans'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7.5999984741211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8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/>
    </style:style>
    <style:style style:name="MP5" style:family="paragraph">
      <style:paragraph-properties fo:margin-left="0cm" fo:margin-right="0cm" fo:text-align="center" fo:text-indent="0cm" style:writing-mode="lr-tb" style:font-independent-line-spacing="true"/>
      <style:text-properties fo:font-size="9.30000019073486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12pt" fo:language="en" fo:country="GB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Ubuntu" style:page-layout-name="PM1" draw:style-name="Mdp1">
      <office:forms form:automatic-focus="false" form:apply-design-mode="false"/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3" draw:text-style-name="MP3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3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Ubuntu-title" draw:layer="backgroundobjects" svg:width="32.773cm" svg:height="34.701cm" svg:x="-32.774cm" svg:y="-32.769cm" presentation:class="page"/>
        <draw:frame presentation:style-name="Ubuntu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g>
        <draw:frame draw:style-name="Mgr3" draw:text-style-name="MP3" draw:layer="backgroundobjects" svg:width="27.999cm" svg:height="1.463cm" svg:x="0.054cm" svg:y="19.509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3" draw:layer="backgroundobjects" svg:width="27.999cm" svg:height="1.463cm" svg:x="-0.046cm" svg:y="19.509cm">
          <draw:image xlink:href="Pictures/100000000000060D00000051144D06CB.png" xlink:type="simple" xlink:show="embed" xlink:actuate="onLoad">
            <text:p/>
          </draw:image>
        </draw:frame>
      </draw:g>
      <draw:frame presentation:style-name="Title1-outline1" draw:layer="backgroundobjects" svg:width="25.244cm" svg:height="13.86cm" svg:x="1.488cm" svg:y="5.112cm" presentation:class="outline" presentation:placeholder="true">
        <draw:text-box/>
      </draw:frame>
      <draw:frame presentation:style-name="Title1-title" draw:layer="backgroundobjects" svg:width="25.197cm" svg:height="3.504cm" svg:x="1.401cm" svg:y="0.832cm" presentation:class="title" presentation:placeholder="true">
        <draw:text-box/>
      </draw:frame>
      <draw:custom-shape draw:style-name="Mgr5" draw:text-style-name="MP5" draw:layer="backgroundobjects" svg:width="6.5cm" svg:height="1.1cm" svg:x="0.3cm" svg:y="19.9cm">
        <text:list text:style-name="ML1">
          <text:list-header>
            <text:p text:style-name="MP4"><text:span text:style-name="MT2"><text:page-number>&lt;number&gt;</text:page-number></text:span><text:span text:style-name="MT2"> | Internal use only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Title1-title" draw:layer="backgroundobjects" svg:width="32.773cm" svg:height="34.701cm" svg:x="-32.774cm" svg:y="-32.769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6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4cm" svg:y="12.064cm" presentation:class="notes" presentation:placeholder="true">
          <draw:text-box/>
        </draw:frame>
        <draw:frame presentation:style-name="Mpr2" draw:text-style-name="MP1" draw:layer="backgroundobjects" svg:width="8.267cm" svg:height="1.269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8.267cm" svg:height="1.269cm" svg:x="10.78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8.267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8.267cm" svg:height="1.269cm" svg:x="10.782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oranssi" style:page-layout-name="PM1" draw:style-name="Mdp2">
      <office:forms form:automatic-focus="false" form:apply-design-mode="false"/>
      <draw:rect presentation:style-name="Mpr4" draw:text-style-name="MP3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4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7" draw:layer="backgroundobjects" svg:width="6.523cm" svg:height="1.448cm" svg:x="1.4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7" draw:text-style-name="MP18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7" draw:text-style-name="MP19" draw:layer="backgroundobjects" svg:width="6.523cm" svg:height="1.448cm" svg:x="20.075cm" svg:y="19.131cm" presentation:class="page-number">
        <draw:text-box>
          <text:p text:style-name="MP19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3.476cm" svg:height="9.523cm" svg:x="2.786cm" svg:y="1.93cm" presentation:class="page"/>
        <draw:frame presentation:style-name="oranssi-notes" draw:layer="backgroundobjects" svg:width="15.239cm" svg:height="11.429cm" svg:x="1.904cm" svg:y="12.064cm" presentation:class="notes" presentation:placeholder="true">
          <draw:text-box/>
        </draw:frame>
        <draw:frame presentation:style-name="Mpr8" draw:text-style-name="MP17" draw:layer="backgroundobjects" svg:width="8.267cm" svg:height="1.269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8" draw:text-style-name="MP19" draw:layer="backgroundobjects" svg:width="8.267cm" svg:height="1.269cm" svg:x="10.782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9" draw:text-style-name="MP17" draw:layer="backgroundobjects" svg:width="8.267cm" svg:height="1.269cm" svg:x="0cm" svg:y="24.13cm" presentation:class="footer">
          <draw:text-box>
            <text:p text:style-name="MP17"><text:span text:style-name="MT1"><presentation:footer/></text:span></text:p>
          </draw:text-box>
        </draw:frame>
        <draw:frame presentation:style-name="Mpr9" draw:text-style-name="MP19" draw:layer="backgroundobjects" svg:width="8.267cm" svg:height="1.269cm" svg:x="10.782cm" svg:y="24.13cm" presentation:class="page-number">
          <draw:text-box>
            <text:p text:style-name="MP1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editing-duration>PT18M33S</meta:editing-duration>
    <meta:generator>LibreOffice/3.3$Linux LibreOffice_project/330m19$Build-401</meta:generator>
    <meta:editing-cycles>3</meta:editing-cycles>
    <meta:creation-date>2011-12-06T01:53:48</meta:creation-date>
    <meta:initial-creator>Muhammad Ghazali</meta:initial-creator>
    <dc:date>2011-12-06T02:12:18</dc:date>
    <dc:creator>Muhammad Ghazali</dc:creator>
    <meta:document-statistic meta:object-count="59"/>
    <meta:template xlink:type="simple" xlink:actuate="onRequest" xlink:title="" xlink:href="../../../../../../../../usr/lib/libreoffice/basis3.3/share/template/en-US/presnt/Ubuntu.otp"/>
  </office:meta>
</office:document-meta>
</file>